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Serv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Environment( Map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ObjectName(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RegistrationBehavior( int registration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Daemon( boolean 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Server(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Threaded( boolean threa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orServerFactoryBean.setServiceUrl( String servi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RegistrationBehaviorName( String 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orServ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